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Arial1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>
      <style:text-properties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ca" fo:country="ES"/>
    </style:style>
    <style:style style:name="P6" style:family="paragraph" style:parent-style-name="Heading_20_1">
      <style:paragraph-properties fo:text-align="justify" style:justify-single-word="false"/>
      <style:text-properties fo:language="ca" fo:country="ES" style:font-weight-complex="bold"/>
    </style:style>
    <style:style style:name="P7" style:family="paragraph" style:parent-style-name="Heading_20_2" style:master-page-name="Standard">
      <style:paragraph-properties fo:text-align="justify" style:justify-single-word="false" style:page-number="auto"/>
      <style:text-properties fo:language="ca" fo:country="ES" fo:font-weight="bold" style:font-weight-asian="bold" style:font-weight-complex="bold"/>
    </style:style>
    <style:style style:name="P8" style:family="paragraph" style:parent-style-name="Default">
      <style:paragraph-properties fo:margin-top="0in" fo:margin-bottom="0.0252in" style:contextual-spacing="false" fo:text-align="justify" style:justify-single-word="false"/>
      <style:text-properties fo:color="#000078" loext:opacity="100%" fo:font-size="11pt" fo:language="ca" fo:country="ES" style:font-size-asian="11pt" style:font-size-complex="11pt"/>
    </style:style>
    <style:style style:name="P9" style:family="paragraph" style:parent-style-name="List_20_Paragraph" style:list-style-name="WWNum1">
      <style:text-properties fo:language="ca" fo:country="ES" style:font-weight-complex="bold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fo:language="ca" fo:country="ES" style:font-weight-complex="bold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paragraph-properties fo:text-align="justify" style:justify-single-word="false"/>
      <style:text-properties fo:language="ca" fo:country="ES" style:font-weight-complex="bold"/>
    </style:style>
    <style:style style:name="P13" style:family="paragraph" style:parent-style-name="Standard" style:list-style-name="WWNum1">
      <style:paragraph-properties fo:text-align="justify" style:justify-single-word="false"/>
      <style:text-properties fo:language="ca" fo:country="ES"/>
    </style:style>
    <style:style style:name="P14" style:family="paragraph" style:parent-style-name="Standard" style:list-style-name="WWNum2">
      <style:paragraph-properties fo:margin-top="0in" fo:margin-bottom="0in" style:contextual-spacing="true" fo:line-height="108%" fo:text-align="justify" style:justify-single-word="false" fo:orphans="0" fo:widows="0"/>
      <style:text-properties fo:language="ca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Descripció de l’activitat a realitzar</text:h>
      <text:p text:style-name="P2"><text:bookmark text:name="_tyjcwt"/></text:p>
      <text:p text:style-name="P12">Imagina't que treballes com a consultor en una important consultora de Sistemes d'Informació i t'encarreguen l'elaboració d'una proposta d'implementació d'un ERP per a un possible client.</text:p>
      <text:p text:style-name="P4"/>
      <text:p text:style-name="P12">El client és el següent:</text:p>
      <text:p text:style-name="P4"/>
      <text:p text:style-name="P12">Es tractar una empresa dedicada a la comercialització de material d'oficina, que posseeix tant tendes físiques com a tenda online. Actualment, treballa amb aplicacions departamentals de diferents fabricadores i unes altres desenvolupes per ells mateixos. L'empresa s'està plantejant un canvi de model de gestió, per unificar l'activitat departamental amb un sistema d'informació modular i transversal. </text:p>
      <text:p text:style-name="P5"/>
      <text:p text:style-name="P5"/>
      <text:list xml:id="list758063149" text:style-name="WWNum1">
        <text:list-item>
          <text:p text:style-name="P13">Identifica els diferents mòduls que podria incorporar l'ERP proposat i el valor aportat a cada departament afectat.</text:p>
        </text:list-item>
      </text:list>
      <text:p text:style-name="P3"/>
      <text:list xml:id="list93630314297324" text:continue-numbering="true" text:style-name="WWNum1">
        <text:list-item>
          <text:p text:style-name="P9">Quins són les motivacions que poden portar a l'empresa a dur a terme un projecte d'aquest tipus? En quina fase del cicle de vida del Sistema ERP s'analitzen aquests motius?</text:p>
        </text:list-item>
      </text:list>
      <text:p text:style-name="P1"/>
      <text:list xml:id="list93630269732650" text:continue-numbering="true" text:style-name="WWNum1">
        <text:list-item>
          <text:p text:style-name="P10">Per a la fase d'implantació, s'ha de decidir si serà una implementació modular (step by step) o global (big bang). Això és alguna cosa que al final l'empresa haurà de decidir, però tu com a consultor has d'exposar i detallar en què consisteix cada opció, que avantatges i desavantatges té cadascuna d'elles, etc.</text:p>
        </text:list-item>
      </text:list>
      <text:h text:style-name="P6" text:outline-level="1">Criteris de valoració</text:h>
      <text:p text:style-name="Standard"/>
      <text:p text:style-name="P8"><text:bookmark text:name="_26in1rg"/>● Es valorarà l'estructura i organització, el format i els recursos empleats en la proposta. </text:p>
      <text:p text:style-name="P8">● Es valorarà la claredat, el rigor, la qualitat, la justificació i la concreció dels conceptes. </text:p>
      <text:p text:style-name="P8">● Es valorarà la síntesi del text, la correcció ortogràfica i d'estil comunicatiu. </text:p>
      <text:p text:style-name="P8">● Es valorarà la contextualització de les respostes, el suport de referències bibliogràfiques i la relació amb els conceptes teòrics de l'assignatura. </text:p>
      <text:p text:style-name="P11">● La còpia o plagi en la realització comportarà la qualificació de suspens. S’ha de realitzar de manera individual i el treball lliurat ha de ser original citant adequadament les fonts bibliogràfiques utilitzades.</text:p>
      <text:h text:style-name="P6" text:outline-level="1">Format i data de lliurament</text:h>
      <text:list xml:id="list2389826928" text:style-name="WWNum2">
        <text:list-item>
          <text:p text:style-name="P14">S'haurà de lliurar la solució en un fitxer PDF</text:p>
        </text:list-item>
        <text:list-item>
          <text:p text:style-name="P14">El document amb la solució s'ha de pujar al corresponent espai de Lliuramen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Arial1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fo:color="#000078" loext:opacity="100%" style:font-name="Arial" fo:font-family="Arial" style:font-family-generic="roman" style:font-pitch="variable" style:font-name-asian="Arial2" style:font-family-asian="Arial" style:font-family-generic-asian="system" style:font-pitch-asian="variable" style:rfc-language-tag-asian="es-ES-u-co-trad" style:language-asian="es" style:country-asian="ES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61in" fo:margin-bottom="0in" style:contextual-spacing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rfc-language-tag-asian="es-ES-u-co-trad" style:language-asian="es" style:country-asian="ES" style:font-name-complex="Arial2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000078" loext:opacity="100%" style:font-name="Arial" fo:font-family="Arial" style:font-family-generic="roman" style:font-pitch="variable" fo:font-size="18pt" style:font-name-asian="Arial2" style:font-family-asian="Arial" style:font-family-generic-asian="system" style:font-pitch-asian="variable" style:font-size-asian="18pt" style:rfc-language-tag-asian="es-ES-u-co-trad" style:language-asian="es" style:country-asian="ES" style:font-name-complex="Arial2" style:font-family-complex="Arial" style:font-family-generic-complex="system" style:font-pitch-complex="variable" style:font-size-complex="18pt"/>
    </style:style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7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ª Jose Escudero</meta:initial-creator>
    <meta:editing-cycles>3</meta:editing-cycles>
    <meta:creation-date>2021-10-27T11:16:00</meta:creation-date>
    <dc:date>2022-03-03T09:36:29.928676274</dc:date>
    <meta:editing-duration>PT6M45S</meta:editing-duration>
    <meta:generator>LibreOffice/7.0.4.2$Linux_X86_64 LibreOffice_project/00$Build-2</meta:generator>
    <meta:document-statistic meta:table-count="0" meta:image-count="0" meta:object-count="0" meta:page-count="1" meta:paragraph-count="16" meta:word-count="325" meta:character-count="2062" meta:non-whitespace-character-count="1753"/>
    <meta:user-defined meta:name="AppVersion">16.0000</meta:user-defined>
    <meta:template xlink:type="simple" xlink:actuate="onRequest" xlink:title="Normal.dotm" xlink:href=""/>
  </office:meta>
</office:document-meta>
</file>